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5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hite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hat ass.</text:p>
          </table:table-cell>
          <table:table-cell office:value-type="string">
            <text:p>Having sex on top of a pizza.</text:p>
          </table:table-cell>
          <table:table-cell office:value-type="string">
            <text:p>Three months in the hole.</text:p>
          </table:table-cell>
        </table:table-row>
        <table:table-row table:style-name="ro1">
          <table:table-cell office:value-type="string">
            <text:p>Nothing.</text:p>
          </table:table-cell>
          <table:table-cell office:value-type="string">
            <text:p>Indescribable loneliness.</text:p>
          </table:table-cell>
          <table:table-cell office:value-type="string">
            <text:p>A botched circumcision.</text:p>
          </table:table-cell>
        </table:table-row>
        <table:table-row table:style-name="ro1">
          <table:table-cell office:value-type="string">
            <text:p>Shutting the fuck up.</text:p>
          </table:table-cell>
          <table:table-cell office:value-type="string">
            <text:p>An ass disaster.</text:p>
          </table:table-cell>
          <table:table-cell office:value-type="string">
            <text:p>The Land of Chocolate.</text:p>
          </table:table-cell>
        </table:table-row>
        <table:table-row table:style-name="ro1">
          <table:table-cell office:value-type="string">
            <text:p>The primal, ball-slapping sex your parents are having right now.</text:p>
          </table:table-cell>
          <table:table-cell office:value-type="string">
            <text:p>All my friends dying.</text:p>
          </table:table-cell>
          <table:table-cell office:value-type="string">
            <text:p>Slapping a racist old lady.</text:p>
          </table:table-cell>
        </table:table-row>
        <table:table-row table:style-name="ro1">
          <table:table-cell office:value-type="string">
            <text:p>A cat video so cute that your eyes roll back and your spine slides out of your anus.</text:p>
          </table:table-cell>
          <table:table-cell office:value-type="string">
            <text:p>Putting an entire peanut buter and jelly sandwich into the VCR.</text:p>
          </table:table-cell>
          <table:table-cell office:value-type="string">
            <text:p>A lamprey swimming up the toilet and latching onto your taint.</text:p>
          </table:table-cell>
        </table:table-row>
        <table:table-row table:style-name="ro1">
          <table:table-cell office:value-type="string">
            <text:p>Cock.</text:p>
          </table:table-cell>
          <table:table-cell office:value-type="string">
            <text:p>Spending lots of money.</text:p>
          </table:table-cell>
          <table:table-cell office:value-type="string">
            <text:p>Jumping out at people.</text:p>
          </table:table-cell>
        </table:table-row>
        <table:table-row table:style-name="ro1">
          <table:table-cell office:value-type="string">
            <text:p>A cop who is also a dog.</text:p>
          </table:table-cell>
          <table:table-cell office:value-type="string">
            <text:p>Some douche with an acoustic guitar.</text:p>
          </table:table-cell>
          <table:table-cell office:value-type="string">
            <text:p>A black male in his early 20s, last seen wearing a hoodie.</text:p>
          </table:table-cell>
        </table:table-row>
        <table:table-row table:style-name="ro1">
          <table:table-cell office:value-type="string">
            <text:p>Dying alone and in pain.</text:p>
          </table:table-cell>
          <table:table-cell office:value-type="string">
            <text:p>Flying robots that kill people.</text:p>
          </table:table-cell>
          <table:table-cell office:value-type="string">
            <text:p>Mufasa’s death scene.</text:p>
          </table:table-cell>
        </table:table-row>
        <table:table-row table:style-name="ro1">
          <table:table-cell office:value-type="string">
            <text:p>Gay aliens.</text:p>
          </table:table-cell>
          <table:table-cell office:value-type="string">
            <text:p>A greased-up Matthew McConaughey.</text:p>
          </table:table-cell>
          <table:table-cell office:value-type="string">
            <text:p>Bill Clinton, naked on a bearskin rug with a saxophone.</text:p>
          </table:table-cell>
        </table:table-row>
        <table:table-row table:style-name="ro1">
          <table:table-cell office:value-type="string">
            <text:p>The way white people is.</text:p>
          </table:table-cell>
          <table:table-cell office:value-type="string">
            <text:p>An unstoppable wave of fire ants.</text:p>
          </table:table-cell>
          <table:table-cell office:value-type="string">
            <text:p>Demonic possession.</text:p>
          </table:table-cell>
        </table:table-row>
        <table:table-row table:style-name="ro1">
          <table:table-cell office:value-type="string">
            <text:p>Reverse cowgirl.</text:p>
          </table:table-cell>
          <table:table-cell office:value-type="string">
            <text:p>Not contributing to society in any meaningful way.</text:p>
          </table:table-cell>
          <table:table-cell office:value-type="string">
            <text:p>The Harlem Globetrotters.</text:p>
          </table:table-cell>
        </table:table-row>
        <table:table-row table:style-name="ro1">
          <table:table-cell office:value-type="string">
            <text:p>The Quesadilla Explosion Salad from Chili’s.</text:p>
          </table:table-cell>
          <table:table-cell office:value-type="string">
            <text:p>An all-midget production of Shakespeare’s Richard III.</text:p>
          </table:table-cell>
          <table:table-cell office:value-type="string">
            <text:p>Vomiting mid-blowjob.</text:p>
          </table:table-cell>
        </table:table-row>
        <table:table-row table:style-name="ro1">
          <table:table-cell office:value-type="string">
            <text:p>Actually getting shot, for real.</text:p>
          </table:table-cell>
          <table:table-cell office:value-type="string">
            <text:p>Screaming like a maniac.</text:p>
          </table:table-cell>
          <table:table-cell office:value-type="string">
            <text:p>My manservant, Claude.</text:p>
          </table:table-cell>
        </table:table-row>
        <table:table-row table:style-name="ro1">
          <table:table-cell office:value-type="string">
            <text:p>Not having sex.</text:p>
          </table:table-cell>
          <table:table-cell office:value-type="string">
            <text:p>The moist, demanding chasm of his mouth.</text:p>
          </table:table-cell>
          <table:table-cell office:value-type="string">
            <text:p>Having shotguns for legs.</text:p>
          </table:table-cell>
        </table:table-row>
        <table:table-row table:style-name="ro1">
          <table:table-cell office:value-type="string">
            <text:p>Vietnam flashbacks.</text:p>
          </table:table-cell>
          <table:table-cell office:value-type="string">
            <text:p>Filling every orifice with butterscotch pudding.</text:p>
          </table:table-cell>
          <table:table-cell office:value-type="string">
            <text:p>Letting everyone down.</text:p>
          </table:table-cell>
        </table:table-row>
        <table:table-row table:style-name="ro1">
          <table:table-cell office:value-type="string">
            <text:p>Running naked through a mall, pissing and shitting everywhere.</text:p>
          </table:table-cell>
          <table:table-cell office:value-type="string">
            <text:p>Unlimited soup, salad, and breadsticks.</text:p>
          </table:table-cell>
          <table:table-cell office:value-type="string">
            <text:p>A spontaneous conga line.</text:p>
          </table:table-cell>
        </table:table-row>
        <table:table-row table:style-name="ro1">
          <table:table-cell office:value-type="string">
            <text:p>Warm, velvety muppet sex.</text:p>
          </table:table-cell>
          <table:table-cell office:value-type="string">
            <text:p>Crying into the pages of Sylvia Plath.</text:p>
          </table:table-cell>
          <table:table-cell office:value-type="string">
            <text:p>A vagina that leads to another dimension.</text:p>
          </table:table-cell>
        </table:table-row>
        <table:table-row table:style-name="ro1">
          <table:table-cell office:value-type="string">
            <text:p>Self-flagellation.</text:p>
          </table:table-cell>
          <table:table-cell office:value-type="string">
            <text:p>Velcro.</text:p>
          </table:table-cell>
          <table:table-cell office:value-type="string">
            <text:p>Disco fever.</text:p>
          </table:table-cell>
        </table:table-row>
        <table:table-row table:style-name="ro1">
          <table:table-cell office:value-type="string">
            <text:p>The systematic destruction of an entire people and their way of life.</text:p>
          </table:table-cell>
          <table:table-cell office:value-type="string">
            <text:p>A PowerPoint presentation.</text:p>
          </table:table-cell>
          <table:table-cell office:value-type="string">
            <text:p>Getting your dick stuck in a Chinese finger trap with another dick.</text:p>
          </table:table-cell>
        </table:table-row>
        <table:table-row table:style-name="ro1">
          <table:table-cell office:value-type="string">
            <text:p>Samuel L. Jackson.</text:p>
          </table:table-cell>
          <table:table-cell office:value-type="string">
            <text:p>A surprising amount of hair.</text:p>
          </table:table-cell>
          <table:table-cell office:value-type="string">
            <text:p>Fisting.</text:p>
          </table:table-cell>
        </table:table-row>
        <table:table-row table:style-name="ro1">
          <table:table-cell office:value-type="string">
            <text:p>A boo-boo.</text:p>
          </table:table-cell>
          <table:table-cell office:value-type="string">
            <text:p>Eating Tom Selleck’s mustache to gain his powers.</text:p>
          </table:table-cell>
          <table:table-cell office:value-type="string">
            <text:p>The thin veneer of situational causality that underlies porn.</text:p>
          </table:table-cell>
        </table:table-row>
        <table:table-row table:style-name="ro1">
          <table:table-cell office:value-type="string">
            <text:p>Going around punching people.</text:p>
          </table:table-cell>
          <table:table-cell office:value-type="string">
            <text:p>Roland the Farter, flatulist to the king.</text:p>
          </table:table-cell>
          <table:table-cell office:value-type="string">
            <text:p>Girls that always be textin’.</text:p>
          </table:table-cell>
        </table:table-row>
        <table:table-row table:style-name="ro1">
          <table:table-cell office:value-type="string">
            <text:p>The entire Internet.</text:p>
          </table:table-cell>
          <table:table-cell office:value-type="string">
            <text:p>A pile of squirming bodies.</text:p>
          </table:table-cell>
          <table:table-cell office:value-type="string">
            <text:p>Blowing some dudes in an alley.</text:p>
          </table:table-cell>
        </table:table-row>
        <table:table-row table:style-name="ro1">
          <table:table-cell office:value-type="string">
            <text:p>Some kind of bird-man.</text:p>
          </table:table-cell>
          <table:table-cell office:value-type="string">
            <text:p>Buying the right pants to be cool.</text:p>
          </table:table-cell>
          <table:table-cell office:value-type="string">
            <text:p>Drinking ten 5-hour ENERGYs to get fifty continuous hours of energy.</text:p>
          </table:table-cell>
        </table:table-row>
        <table:table-row table:style-name="ro1">
          <table:table-cell office:value-type="string">
            <text:p>Chugging a lava lamp.</text:p>
          </table:table-cell>
          <table:table-cell office:value-type="string">
            <text:p>Blood farts.</text:p>
          </table:table-cell>
          <table:table-cell office:value-type="string">
            <text:p>Sneezing, farting, and coming at the same time.</text:p>
          </table:table-cell>
        </table:table-row>
      </table:table>
      <table:table table:name="Black" table:style-name="ta1" table:print="false">
        <table:table-column table:style-name="co3" table:number-columns-repeated="3" table:default-cell-style-name="Default"/>
        <table:table-row table:style-name="ro1">
          <table:table-cell office:value-type="string">
            <text:p>In the seventh circle of Hell, sinners must endure __________ for all eternity.</text:p>
          </table:table-cell>
          <table:table-cell office:value-type="string">
            <text:p>Call the law offices of Goldstein &amp; Goldstein, because no one should have to tolerate __________ in the workplace.</text:p>
          </table:table-cell>
          <table:table-cell office:value-type="string">
            <text:p>After months of practice with __________, I think I’m finally ready for __________.</text:p>
          </table:table-cell>
        </table:table-row>
        <table:table-row table:style-name="ro1">
          <table:table-cell office:value-type="string">
            <text:p>A successful job interview begins with a firm handshake and ends with __________.</text:p>
          </table:table-cell>
          <table:table-cell office:value-type="string">
            <text:p>When you get right down to it, __________ is just __________.</text:p>
          </table:table-cell>
          <table:table-cell office:value-type="string">
            <text:p>To prepare for his upcoming role, Daniel Day-Lewis immersed himself in the world of __________.</text:p>
          </table:table-cell>
        </table:table-row>
        <table:table-row table:style-name="ro1">
          <table:table-cell office:value-type="string">
            <text:p>Lovin’ you is easy ’cause you’re __________.</text:p>
          </table:table-cell>
          <table:table-cell office:value-type="string">
            <text:p>Turns out that __________-Man was neither the hero we needed nor wanted.</text:p>
          </table:table-cell>
          <table:table-cell office:value-type="string">
            <text:p>Finally! A service that delivers __________ right to your door.</text:p>
          </table:table-cell>
        </table:table-row>
        <table:table-row table:style-name="ro1">
          <table:table-cell office:value-type="string">
            <text:p>My life is ruled by a vicious cycle of __________ and __________.</text:p>
          </table:table-cell>
          <table:table-cell office:value-type="string">
            <text:p>As part of his daily regimen, Anderson Cooper sets aside 15 minutes for __________.</text:p>
          </table:table-cell>
          <table:table-cell office:value-type="string">
            <text:p>My gym teacher got fired for adding __________ to the obstacle course.</text:p>
          </table:table-cell>
        </table:table-row>
        <table:table-row table:style-name="ro1">
          <table:table-cell office:value-type="string">
            <text:p>The blind date was going horribly until we discovered our shared interest in __________.</text:p>
          </table:table-cell>
          <table:table-cell office:value-type="string">
            <text:p>Money can’t buy me love, but it can buy me __________.</text:p>
          </table:table-cell>
          <table:table-cell office:value-type="string">
            <text:p>Having problems with __________? Try __________!</text:p>
          </table:table-cell>
        </table:table-row>
        <table:table-row table:style-name="ro1">
          <table:table-cell office:value-type="string">
            <text:p>__________. Awesome in theory, kind of a mess in practice.</text:p>
          </table:table-cell>
          <table:table-cell office:value-type="string">
            <text:p>With enough time and pressure, __________ will turn into __________.</text:p>
          </table:table-cell>
          <table:table-cell office:value-type="string">
            <text:p>As part of his contract, Prince won’t perform without __________ in his dressing room.</text:p>
          </table:table-cell>
        </table:table-row>
        <table:table-row table:style-name="ro1">
          <table:table-cell office:value-type="string">
            <text:p>I’m not like the rest of you. I’m too rich and busy for __________.</text:p>
          </table:table-cell>
          <table:table-cell office:value-type="string">
            <text:p>And what did you bring for show and tell?</text:p>
          </table:table-cell>
          <table:table-cell office:value-type="string">
            <text:p>Listen, son. If you want to get involved with __________, I won’t stop you. Just steer clear of __________.</text:p>
          </table:table-cell>
        </table:table-row>
        <table:table-row table:style-name="ro1">
          <table:table-cell office:value-type="string">
            <text:p>__________: Hours of fun. Easy to use. Perfect for __________!</text:p>
          </table:table-cell>
          <table:table-cell office:value-type="string">
            <text:p>During high school I never really fit in until I found __________ club.</text:p>
          </table:table-cell>
          <table:table-cell/>
        </table:table-row>
        <table:table-row table:style-name="ro1">
          <table:table-cell office:value-type="string">
            <text:p>What left this stain on my couch?</text:p>
          </table:table-cell>
          <table:table-cell office:value-type="string">
            <text:p>Hey baby, come back to my place and I’ll show you __________.</text:p>
          </table:table-cell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22:14:02.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0.3$Windows_x86 LibreOffice_project/7545bee9c2a0782548772a21bc84a9dcc583b89</meta:generator>
    <dc:date>2013-03-30T22:21:03.21</dc:date>
    <dc:creator>Mark David Scott Cunningham</dc:creator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